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4.16111in" style:rel-width="scale" style:rel-height="scale"><draw:image xlink:href="media/image1.png" xlink:type="simple" xlink:show="embed" xlink:actuate="onLoad"/><svg:title/><svg:desc>Text

Description automatically generated</svg:desc></draw:frame></text:p>
      <text:p text:style-name="Normal"/>
      <text:p text:style-name="Normal"><draw:frame draw:style-name="a1" draw:name="Picture 2" text:anchor-type="as-char" svg:x="0in" svg:y="0in" svg:width="6.5in" svg:height="2.09167in" style:rel-width="scale" style:rel-height="scale"><draw:image xlink:href="media/image2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ytautas Mielkus</meta:initial-creator>
    <dc:creator>Vytautas Mielkus</dc:creator>
    <meta:creation-date>2022-09-17T18:14:00Z</meta:creation-date>
    <dc:date>2022-09-17T18:24:00Z</dc:date>
    <meta:template xlink:href="Normal.dotm" xlink:type="simple"/>
    <meta:editing-cycles>1</meta:editing-cycles>
    <meta:editing-duration>PT600S</meta:editing-duration>
    <meta:document-statistic meta:page-count="1" meta:paragraph-count="1" meta:word-count="0" meta:character-count="4" meta:row-count="1" meta:non-whitespace-character-count="4"/>
  </office:meta>
</office:document-meta>
</file>